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181e" draw:fill-color="#ffffff" draw:textarea-horizontal-align="justify" draw:textarea-vertical-align="middle" draw:auto-grow-height="false" fo:min-height="1.518cm" fo:min-width="3.39cm"/>
    </style:style>
    <style:style style:name="gr2" style:family="graphic" style:parent-style-name="standard">
      <style:graphic-properties svg:stroke-color="#ce181e" draw:fill-color="#ffffff" draw:textarea-horizontal-align="justify" draw:textarea-vertical-align="middle" draw:auto-grow-height="false" fo:min-height="2cm" fo:min-width="2cm"/>
    </style:style>
    <style:style style:name="gr3" style:family="graphic" style:parent-style-name="standard">
      <style:graphic-properties svg:stroke-color="#ce181e" draw:fill-color="#ffffff" draw:textarea-horizontal-align="justify" draw:textarea-vertical-align="middle" draw:auto-grow-height="false" fo:min-height="3.5cm" fo:min-width="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svg:stroke-color="#ce181e" draw:fill-color="#ffffff" draw:textarea-horizontal-align="justify" draw:textarea-vertical-align="middle" draw:auto-grow-height="false" fo:min-height="1.01cm" fo:min-width="2.964cm"/>
    </style:style>
    <style:style style:name="gr7" style:family="graphic" style:parent-style-name="standard">
      <style:graphic-properties svg:stroke-color="#ce181e" draw:fill-color="#ffffff" draw:textarea-horizontal-align="justify" draw:textarea-vertical-align="middle" draw:auto-grow-height="false" fo:min-height="1.518cm" fo:min-width="3.036cm"/>
    </style:style>
    <style:style style:name="gr8" style:family="graphic" style:parent-style-name="standard">
      <style:graphic-properties svg:stroke-color="#ce181e" draw:fill-color="#ffffff" draw:textarea-horizontal-align="left" draw:textarea-vertical-align="top" draw:auto-grow-height="false" fo:min-height="5.25cm" fo:min-width="8.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-color="#ffffff"/>
      <style:paragraph-properties fo:text-align="center" style:text-autospace="none"/>
      <style:text-properties fo:font-size="15pt"/>
    </style:style>
    <style:style style:name="T1" style:family="text">
      <style:text-properties style:font-name="TimesNewRomanPSMT" fo:font-size="15pt" style:font-name-asian="TimesNewRomanPSMT" style:font-size-asian="12pt" style:font-name-complex="TimesNewRomanPSM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cm" svg:height="3.5cm" svg:x="2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cm" svg:height="5.5cm" svg:x="2.5cm" svg:y="10.5cm">
          <text:p text:style-name="P1">101 &gt; liczba &gt;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9cm" svg:height="7.5cm" svg:x="10.5cm" svg:y="9cm">
          <text:p text:style-name="P1">liczba/2 = 0 oraz liczba/3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5.5cm" svg:y1="5.5cm" svg:x2="5.5cm" svg:y2="10.5cm" draw:start-shape="id1" draw:start-glue-point="8" draw:end-shape="id2" draw:end-glue-point="4" svg:d="M5500 5500v5000" svg:viewBox="0 0 1 5001">
          <text:p/>
        </draw:connector>
        <draw:connector draw:style-name="gr5" draw:text-style-name="P3" draw:layer="layout" svg:x1="8.5cm" svg:y1="13.25cm" svg:x2="15cm" svg:y2="9cm" draw:start-shape="id2" draw:start-glue-point="7" draw:end-shape="id3" draw:end-glue-point="4" svg:d="M8500 13250h1001v-4751h5499v501" svg:viewBox="0 0 6501 4752">
          <text:p text:style-name="P1">TAK</text:p>
        </draw:connector>
        <draw:connector draw:style-name="gr5" draw:text-style-name="P3" draw:layer="layout" svg:x1="19.5cm" svg:y1="12.75cm" svg:x2="17.625cm" svg:y2="23cm" draw:start-shape="id3" draw:start-glue-point="7" draw:end-shape="id4" draw:end-glue-point="6" svg:d="M19500 12750h502v10250h-2377" svg:viewBox="0 0 2378 10251">
          <text:p text:style-name="P1"><text:tab/><text:tab/>TAK</text:p>
        </draw:connector>
        <draw:connector draw:style-name="gr4" draw:text-style-name="P3" draw:layer="layout" svg:x1="13.5cm" svg:y1="21.5cm" svg:x2="5.5cm" svg:y2="16cm" draw:start-shape="id4" draw:start-glue-point="5" draw:end-shape="id2" draw:end-glue-point="6" svg:d="M13500 21500v-2749h-8000v-2751" svg:viewBox="0 0 8001 5501">
          <text:p/>
        </draw:connector>
        <draw:custom-shape draw:style-name="gr6" draw:text-style-name="P2" xml:id="id4" draw:id="id4" draw:layer="layout" svg:width="11cm" svg:height="3cm" svg:x="8cm" svg:y="21.5cm">
          <text:p text:style-name="P1">Wypis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0.5cm" svg:y1="12.75cm" svg:x2="5.5cm" svg:y2="16cm" draw:start-shape="id3" draw:start-glue-point="5" draw:end-shape="id2" draw:end-glue-point="6" svg:d="M10500 12750h-999v3752h-4001v-502" svg:viewBox="0 0 5001 3753">
          <text:p text:style-name="P1">NIE</text:p>
        </draw:connector>
        <draw:connector draw:style-name="gr4" draw:text-style-name="P3" draw:layer="layout" svg:x1="2.5cm" svg:y1="13.25cm" svg:x2="2cm" svg:y2="26.75cm" draw:start-shape="id2" draw:start-glue-point="5" draw:end-shape="id5" svg:d="M2500 13250h-1001v13500h501" svg:viewBox="0 0 1002 13501">
          <text:p/>
        </draw:connector>
        <draw:custom-shape draw:style-name="gr7" draw:text-style-name="P2" xml:id="id5" draw:id="id5" draw:layer="layout" svg:width="7.5cm" svg:height="3.5cm" svg:x="2cm" svg:y="2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9cm" svg:height="3cm" svg:x="10.5cm" svg:y="2cm">
          <text:p text:style-name="P4"><text:span text:style-name="T1">Sschemat <text:s/>wypisuje wszystkie dwucyfrowe liczby</text:span></text:p>
          <text:p text:style-name="P4"><text:span text:style-name="T1">parzyste podzielne przez 3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4M19S</meta:editing-duration>
    <meta:editing-cycles>8</meta:editing-cycles>
    <meta:generator>LibreOffice/5.4.1.2$Windows_X86_64 LibreOffice_project/ea7cb86e6eeb2bf3a5af73a8f7777ac570321527</meta:generator>
    <dc:date>2018-10-03T21:27:03.393000000</dc:date>
    <meta:document-statistic meta:object-count="12"/>
  </office:meta>
</office:document-meta>
</file>